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start" style:justify-single-word="false" style:page-number="auto">
        <style:tab-stops>
          <style:tab-stop style:position="12.383cm"/>
        </style:tab-stops>
      </style:paragraph-properties>
    </style:style>
    <style:style style:name="P2" style:family="paragraph" style:parent-style-name="Subtitle">
      <style:paragraph-properties fo:text-align="start" style:justify-single-word="false"/>
    </style:style>
    <style:style style:name="P3" style:family="paragraph" style:parent-style-name="Heading_20_1" style:list-style-name="">
      <style:paragraph-properties fo:break-before="page"/>
      <style:text-properties officeooo:rsid="00081018" officeooo:paragraph-rsid="00081018"/>
    </style:style>
    <style:style style:name="P4" style:family="paragraph" style:parent-style-name="Text_20_body" style:list-style-name="">
      <style:text-properties officeooo:rsid="00081018" officeooo:paragraph-rsid="00081018"/>
    </style:style>
    <style:style style:name="P5" style:family="paragraph" style:parent-style-name="Text_20_body" style:list-style-name="">
      <style:text-properties officeooo:rsid="000925fc" officeooo:paragraph-rsid="000925fc"/>
    </style:style>
    <style:style style:name="P6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25.1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081018" officeooo:paragraph-rsid="00081018"/>
    </style:style>
    <style:style style:name="P11" style:family="paragraph" style:parent-style-name="Heading_20_2">
      <style:text-properties officeooo:paragraph-rsid="00081018"/>
    </style:style>
    <style:style style:name="P12" style:family="paragraph" style:parent-style-name="Text_20_body">
      <style:text-properties officeooo:paragraph-rsid="00081018"/>
    </style:style>
    <style:style style:name="P13" style:family="paragraph" style:parent-style-name="Heading_20_2">
      <style:text-properties officeooo:rsid="00081018" officeooo:paragraph-rsid="00081018"/>
    </style:style>
    <style:style style:name="P14" style:family="paragraph" style:parent-style-name="Heading_20_1">
      <style:paragraph-properties fo:break-before="page"/>
      <style:text-properties officeooo:paragraph-rsid="00081018"/>
    </style:style>
    <style:style style:name="P15" style:family="paragraph" style:parent-style-name="Heading_20_1" style:list-style-name="">
      <style:paragraph-properties fo:break-before="page"/>
      <style:text-properties officeooo:rsid="00081018" officeooo:paragraph-rsid="000925fc"/>
    </style:style>
    <style:style style:name="P16" style:family="paragraph" style:parent-style-name="Text_20_body" style:list-style-name="">
      <style:text-properties officeooo:rsid="00081018" officeooo:paragraph-rsid="000925fc"/>
    </style:style>
    <style:style style:name="P17" style:family="paragraph" style:parent-style-name="Standard">
      <style:paragraph-properties fo:break-before="page"/>
      <style:text-properties officeooo:rsid="000ab1a9" officeooo:paragraph-rsid="000ab1a9"/>
    </style:style>
    <style:style style:name="P18" style:family="paragraph" style:parent-style-name="Standard">
      <style:text-properties officeooo:rsid="000925fc" officeooo:paragraph-rsid="000925fc"/>
    </style:style>
    <style:style style:name="T1" style:family="text">
      <style:text-properties officeooo:rsid="0008101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1.01cm" fo:min-width="15.002cm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svg:width="15.003cm" svg:height="21.01cm" svg:x="-2.083cm" svg:y="-2cm"><text:p/><draw:enhanced-geometry svg:viewBox="0 0 21600 21600" draw:type="rectangle" draw:enhanced-path="M 0 0 L 21600 0 21600 21600 0 21600 0 0 Z N"/></draw:custom-shape>OpenHealth API</text:p>
      <text:p text:style-name="P2">OpenHealth API</text:p>
      <text:p text:style-name="Text_20_body"/>
      <text:h text:style-name="P3" text:outline-level="1"><text:bookmark-start text:name="__RefHeading___Toc187_3493652038"/>Introduction<text:bookmark-end text:name="__RefHeading___Toc187_3493652038"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5" text:outline-level="1">Technologies used</text:h>
      <text:h text:style-name="P5" text:outline-level="1">Swagger, Postman, Jetbrain Datagrips, PostgresSQL, AWS RDS, AWS IAM, AWS S3 Bucket</text:h>
      <text:h text:style-name="P4" text:outline-level="1"><text:bookmark text:name="__RefHeading___Toc189_349365203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6"><text:a xlink:type="simple" xlink:href="#__RefHeading___Toc187_3493652038" text:style-name="Index_20_Link" text:visited-style-name="Index_20_Link">Introduction<text:tab/>2</text:a></text:p>
          <text:p text:style-name="P6"><text:a xlink:type="simple" xlink:href="#__RefHeading___Toc189_3493652038" text:style-name="Index_20_Link" text:visited-style-name="Index_20_Link">Table of Contents<text:tab/>2</text:a></text:p>
          <text:p text:style-name="P6"><text:a xlink:type="simple" xlink:href="#__RefHeading___Toc191_3493652038" text:style-name="Index_20_Link" text:visited-style-name="Index_20_Link">Current State<text:tab/>3</text:a></text:p>
          <text:p text:style-name="P7"><text:a xlink:type="simple" xlink:href="#__RefHeading___Toc193_3493652038" text:style-name="Index_20_Link" text:visited-style-name="Index_20_Link">My Health Record<text:tab/>3</text:a></text:p>
          <text:p text:style-name="P7"><text:a xlink:type="simple" xlink:href="#__RefHeading___Toc195_3493652038" text:style-name="Index_20_Link" text:visited-style-name="Index_20_Link">Knowledge Sharing Between DHBs<text:tab/>3</text:a></text:p>
          <text:p text:style-name="P7"><text:a xlink:type="simple" xlink:href="#__RefHeading___Toc197_3493652038" text:style-name="Index_20_Link" text:visited-style-name="Index_20_Link">Zero Data<text:tab/>3</text:a></text:p>
          <text:p text:style-name="P6"><text:a xlink:type="simple" xlink:href="#__RefHeading___Toc199_3493652038" text:style-name="Index_20_Link" text:visited-style-name="Index_20_Link">User Stories / Personas<text:tab/>4</text:a></text:p>
          <text:p text:style-name="P6"><text:a xlink:type="simple" xlink:href="#__RefHeading___Toc201_3493652038" text:style-name="Index_20_Link" text:visited-style-name="Index_20_Link">OpenHealth API Solution<text:tab/>5</text:a></text:p>
          <text:p text:style-name="P8"><text:a xlink:type="simple" xlink:href="#__RefHeading___Toc203_3493652038" text:style-name="Index_20_Link" text:visited-style-name="Index_20_Link">Phase 1<text:tab/>5</text:a></text:p>
          <text:p text:style-name="P8"><text:a xlink:type="simple" xlink:href="#__RefHeading___Toc205_3493652038" text:style-name="Index_20_Link" text:visited-style-name="Index_20_Link">Show Diagram of OpenHealth API Concept<text:tab/>5</text:a></text:p>
          <text:p text:style-name="P8"><text:a xlink:type="simple" xlink:href="#__RefHeading___Toc207_3493652038" text:style-name="Index_20_Link" text:visited-style-name="Index_20_Link">Strict API guidelines<text:tab/>5</text:a></text:p>
          <text:p text:style-name="P7"><text:a xlink:type="simple" xlink:href="#__RefHeading___Toc209_3493652038" text:style-name="Index_20_Link" text:visited-style-name="Index_20_Link">Backend Systems<text:tab/>5</text:a></text:p>
          <text:p text:style-name="P6"><text:a xlink:type="simple" xlink:href="#__RefHeading___Toc211_3493652038" text:style-name="Index_20_Link" text:visited-style-name="Index_20_Link">Backend diagrams (AWS diagram example)<text:tab/>5</text:a></text:p>
          <text:p text:style-name="P6"><text:a xlink:type="simple" xlink:href="#__RefHeading___Toc213_3493652038" text:style-name="Index_20_Link" text:visited-style-name="Index_20_Link">Supabase backend<text:tab/>5</text:a></text:p>
          <text:p text:style-name="P8"><text:a xlink:type="simple" xlink:href="#__RefHeading___Toc215_3493652038" text:style-name="Index_20_Link" text:visited-style-name="Index_20_Link">Phase 2<text:tab/>5</text:a></text:p>
          <text:p text:style-name="P6"><text:a xlink:type="simple" xlink:href="#__RefHeading___Toc217_3493652038" text:style-name="Index_20_Link" text:visited-style-name="Index_20_Link"><text:soft-page-break/>Backend diagrams<text:tab/>5</text:a></text:p>
          <text:p text:style-name="P6"><text:a xlink:type="simple" xlink:href="#__RefHeading___Toc219_3493652038" text:style-name="Index_20_Link" text:visited-style-name="Index_20_Link">References<text:tab/>7</text:a></text:p>
        </text:index-body>
      </text:table-of-content>
      <text:h text:style-name="P4" text:outline-level="1"/>
      <text:h text:style-name="P4" text:outline-level="1"/>
      <text:h text:style-name="P4" text:outline-level="1"/>
      <text:h text:style-name="P9" text:outline-level="1"><text:bookmark-start text:name="__RefHeading___Toc191_3493652038"/>Current State<text:bookmark-end text:name="__RefHeading___Toc191_3493652038"/></text:h>
      <text:p text:style-name="P10">Talk about the current state of the health system in New Zealand</text:p>
      <text:h text:style-name="P11" text:outline-level="2"><text:bookmark-start text:name="__RefHeading___Toc193_3493652038"/>My Health Record<text:bookmark-end text:name="__RefHeading___Toc193_3493652038"/></text:h>
      <text:p text:style-name="P10">Talk about the avaliable My Health Record System, and RealMe Intergration</text:p>
      <text:p text:style-name="P12">https://www.tewhatuora.govt.nz/health-services-and-programmes/digital-health/my-health-record#about-my-health-record</text:p>
      <text:p text:style-name="P12"><text:a xlink:type="simple" xlink:href="https://my.health.nz/" text:style-name="Internet_20_link" text:visited-style-name="Visited_20_Internet_20_Link">https://my.health.nz/</text:a></text:p>
      <text:p text:style-name="P12">https://fyi.org.nz/request/28245/response/110226/attach/4/HNZ00062875%20response.pdf</text:p>
      <text:h text:style-name="P13" text:outline-level="2"><text:bookmark-start text:name="__RefHeading___Toc195_3493652038"/>Knowledge Sharing Between DHBs<text:bookmark-end text:name="__RefHeading___Toc195_3493652038"/></text:h>
      <text:p text:style-name="P12"/>
      <text:h text:style-name="Heading_20_2" text:outline-level="2" text:is-list-header="true"><text:bookmark text:name="__RefHeading___Toc197_3493652038"/></text:h>
      <text:p text:style-name="Text_20_body"/>
      <text:h text:style-name="P11" text:outline-level="2" text:is-list-header="true"/>
      <text:p text:style-name="P12"/>
      <text:h text:style-name="P14" text:outline-level="1" text:is-list-header="true"><text:bookmark-start text:name="__RefHeading___Toc199_3493652038"/><text:span text:style-name="T1">User Stories / Personas</text:span><text:bookmark-end text:name="__RefHeading___Toc199_3493652038"/></text:h>
      <text:h text:style-name="P15" text:outline-level="1"><text:bookmark-start text:name="__RefHeading___Toc201_3493652038"/>OpenHealth API Solution<text:bookmark-end text:name="__RefHeading___Toc201_3493652038"/></text:h>
      <text:h text:style-name="P16" text:outline-level="1"/>
      <text:h text:style-name="Heading_20_3" text:outline-level="3"><text:bookmark-start text:name="__RefHeading___Toc203_3493652038"/>Phase 1<text:bookmark-end text:name="__RefHeading___Toc203_3493652038"/></text:h>
      <text:h text:style-name="Heading_20_3" text:outline-level="3"><text:bookmark-start text:name="__RefHeading___Toc205_3493652038"/>Show Diagram of OpenHealth API Concept<text:bookmark-end text:name="__RefHeading___Toc205_3493652038"/></text:h>
      <text:h text:style-name="Heading_20_3" text:outline-level="3"><text:bookmark-start text:name="__RefHeading___Toc207_3493652038"/>Strict API guidelines<text:bookmark-end text:name="__RefHeading___Toc207_3493652038"/></text:h>
      <text:p text:style-name="Text_20_body"/>
      <text:p text:style-name="Text_20_body"/>
      <text:h text:style-name="Heading_20_2" text:outline-level="2">Example of using API</text:h>
      <text:p text:style-name="Text_20_body"/>
      <text:p text:style-name="Text_20_body"/>
      <text:h text:style-name="Heading_20_2" text:outline-level="2"><text:bookmark-start text:name="__RefHeading___Toc209_3493652038"/>Backend Systems<text:bookmark-end text:name="__RefHeading___Toc209_3493652038"/></text:h>
      <text:h text:style-name="P5" text:outline-level="1"><text:bookmark-start text:name="__RefHeading___Toc211_3493652038"/>Backend diagrams (AWS diagram example)<text:bookmark-end text:name="__RefHeading___Toc211_3493652038"/></text:h>
      <text:h text:style-name="P5" text:outline-level="1"><text:bookmark-start text:name="__RefHeading___Toc213_3493652038"/>Supabase backend<text:bookmark-end text:name="__RefHeading___Toc213_3493652038"/></text:h>
      <text:h text:style-name="Heading_20_3" text:outline-level="3"><text:bookmark-start text:name="__RefHeading___Toc215_3493652038"/>Phase 2 <text:bookmark-end text:name="__RefHeading___Toc215_3493652038"/></text:h>
      <text:h text:style-name="P5" text:outline-level="1"><text:bookmark-start text:name="__RefHeading___Toc217_3493652038"/>Backend diagrams<text:bookmark-end text:name="__RefHeading___Toc217_3493652038"/></text:h>
      <text:h text:style-name="P5" text:outline-level="1"/>
      <text:h text:style-name="P4" text:outline-level="1"/>
      <text:p text:style-name="P17">Database Schema Example</text:p>
      <text:p text:style-name="P18"/>
      <text:h text:style-name="P9" text:outline-level="1"><text:bookmark-start text:name="__RefHeading___Toc219_3493652038"/>References<text:bookmark-end text:name="__RefHeading___Toc219_3493652038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25fc"/>
    </style:style>
    <style:style style:name="MP2" style:family="paragraph" style:parent-style-name="Footer">
      <style:paragraph-properties fo:text-align="start" style:justify-single-word="false"/>
      <style:text-properties officeooo:paragraph-rsid="000925f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><text:bookmark text:name="PageNumWizard_FOOTER_Default Page Style5"/></text:p>
      </style:footer-lef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21:19:02.039942757</meta:creation-date>
    <dc:date>2025-08-30T10:50:12.361378047</dc:date>
    <meta:editing-duration>PT12H11M7S</meta:editing-duration>
    <meta:editing-cycles>1</meta:editing-cycles>
    <meta:document-statistic meta:table-count="0" meta:image-count="0" meta:object-count="0" meta:page-count="8" meta:paragraph-count="44" meta:word-count="160" meta:character-count="1176" meta:non-whitespace-character-count="1059"/>
    <meta:generator>LibreOffice/25.2.4.3$Linux_X86_64 LibreOffice_project/33e196637044ead23f5c3226cde09b47731f7e27</meta:generator>
  </office:meta>
</office:document-meta>
</file>